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de Js Install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udo apt-get install nodejs<text:line-break/></text:p>
              </text:list-item>
              <text:list-item>
                <text:p>sudo ln -s /usr/bin/nodejs <text:s/>/usr/bin/n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5:58:31.491120291</meta:creation-date>
    <dc:date>2017-10-09T16:33:34.506563967</dc:date>
    <meta:editing-duration>PT33M7S</meta:editing-duration>
    <meta:editing-cycles>2</meta:editing-cycles>
    <meta:generator>LibreOffice/4.2.8.2$Linux_X86_64 LibreOffice_project/420m0$Build-2</meta:generator>
    <meta:document-statistic meta:object-count="29"/>
  </office:meta>
</office:document-meta>
</file>